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6.4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419cm" svg:height="11.666cm" svg:x="0.491cm" svg:y="3.422cm">
            <draw:object draw:notify-on-update-of-ranges="Feuille1.A1:Feuille1.A1 Feuille1.A2:Feuille1.A6 Feuille1.B1:Feuille1.B1 Feuille1.B2:Feuille1.B6 Feuille1.C1:Feuille1.C1 Feuille1.C2:Feuille1.C6 Feuille1.D1:Feuille1.D1 Feuille1.D2:Feuille1.D6 Feuille1.E1:Feuille1.E1 Feuille1.E2:Feuille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 office:value-type="string" calcext:value-type="string">
            <text:p>synchronized unbounded</text:p>
          </table:table-cell>
          <table:table-cell office:value-type="string" calcext:value-type="string">
            <text:p>unbounded concurrent</text:p>
          </table:table-cell>
          <table:table-cell office:value-type="string" calcext:value-type="string">
            <text:p>Bounded concurrent</text:p>
          </table:table-cell>
        </table:table-row>
        <table:table-row table:style-name="ro1">
          <table:table-cell office:value-type="string" calcext:value-type="string">
            <text:p><text:s/>10000 x 1</text:p>
          </table:table-cell>
          <table:table-cell table:style-name="ce1" office:value-type="float" office:value="18112660.7498642" calcext:value-type="float">
            <text:p>1,81E+007</text:p>
          </table:table-cell>
          <table:table-cell office:value-type="float" office:value="7505817.00818134" calcext:value-type="float">
            <text:p>7505817,00818134</text:p>
          </table:table-cell>
          <table:table-cell table:style-name="ce1" office:value-type="float" office:value="16199578.8109509" calcext:value-type="float">
            <text:p>1,62E+007</text:p>
          </table:table-cell>
          <table:table-cell table:style-name="ce1" office:value-type="float" office:value="15413070.2836005" calcext:value-type="float">
            <text:p>1,54E+007</text:p>
          </table:table-cell>
        </table:table-row>
        <table:table-row table:style-name="ro1">
          <table:table-cell table:style-name="ce1" office:value-type="string" calcext:value-type="string">
            <text:p><text:s/>1000 x 10</text:p>
          </table:table-cell>
          <table:table-cell table:style-name="ce1" office:value-type="float" office:value="27548209.3663912" calcext:value-type="float">
            <text:p>2,75E+007</text:p>
          </table:table-cell>
          <table:table-cell office:value-type="float" office:value="7698229.40723634" calcext:value-type="float">
            <text:p>7698229,40723634</text:p>
          </table:table-cell>
          <table:table-cell table:style-name="ce1" office:value-type="float" office:value="24691358.0246914" calcext:value-type="float">
            <text:p>2,47E+007</text:p>
          </table:table-cell>
          <table:table-cell table:style-name="ce1" office:value-type="float" office:value="34013605.4421769" calcext:value-type="float">
            <text:p>3,40E+007</text:p>
          </table:table-cell>
        </table:table-row>
        <table:table-row table:style-name="ro1">
          <table:table-cell table:style-name="ce1" office:value-type="string" calcext:value-type="string">
            <text:p><text:s/>100 x 1000</text:p>
          </table:table-cell>
          <table:table-cell table:style-name="ce1" office:value-type="float" office:value="19723865.877712" calcext:value-type="float">
            <text:p>1,97E+007</text:p>
          </table:table-cell>
          <table:table-cell office:value-type="float" office:value="7905138.33992095" calcext:value-type="float">
            <text:p>7905138,33992095</text:p>
          </table:table-cell>
          <table:table-cell table:style-name="ce1" office:value-type="float" office:value="11862396.2040332" calcext:value-type="float">
            <text:p>1,19E+007</text:p>
          </table:table-cell>
          <table:table-cell table:style-name="ce1" office:value-type="float" office:value="30674846.6257669" calcext:value-type="float">
            <text:p>3,07E+007</text:p>
          </table:table-cell>
        </table:table-row>
        <table:table-row table:style-name="ro1">
          <table:table-cell office:value-type="string" calcext:value-type="string">
            <text:p><text:s/>10 x 100000</text:p>
          </table:table-cell>
          <table:table-cell table:style-name="ce1" office:value-type="float" office:value="5861664.71277843" calcext:value-type="float">
            <text:p>5,86E+006</text:p>
          </table:table-cell>
          <table:table-cell table:style-name="ce1" office:value-type="float" office:value="1520450.05321575" calcext:value-type="float">
            <text:p>1,52E+006</text:p>
          </table:table-cell>
          <table:table-cell office:value-type="float" office:value="2768549.28017719" calcext:value-type="float">
            <text:p>2768549,28017719</text:p>
          </table:table-cell>
          <table:table-cell office:value-type="float" office:value="4035512.51008878" calcext:value-type="float">
            <text:p>4035512,51008878</text:p>
          </table:table-cell>
        </table:table-row>
        <table:table-row table:style-name="ro1">
          <table:table-cell office:value-type="string" calcext:value-type="string">
            <text:p><text:s/>1 x 1000000</text:p>
          </table:table-cell>
          <table:table-cell table:style-name="ce1" office:value-type="float" office:value="761035.00761035" calcext:value-type="float">
            <text:p>7,61E+005</text:p>
          </table:table-cell>
          <table:table-cell office:value-type="float" office:value="146220.207632695" calcext:value-type="float">
            <text:p>146220,207632695</text:p>
          </table:table-cell>
          <table:table-cell table:style-name="ce1" office:value-type="float" office:value="311526.479750779" calcext:value-type="float">
            <text:p>3,12E+005</text:p>
          </table:table-cell>
          <table:table-cell office:value-type="float" office:value="460829.493087558" calcext:value-type="float">
            <text:p>460829,493087558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1:29:34.589065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31T14:23:21.405847600</dc:date>
    <meta:editing-duration>PT1H30M26S</meta:editing-duration>
    <meta:editing-cycles>7</meta:editing-cycles>
    <meta:generator>LibreOffice/4.3.7.2$Linux_X86_64 LibreOffice_project/43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855cm" svg:y="4.787cm" style:legend-expansion="high" chart:style-name="ch2"/>
        <chart:plot-area chart:style-name="ch3" table:cell-range-address="Feuille1.A1:Feuille1.E6" chart:data-source-has-labels="both" svg:x="0.548cm" svg:y="0.233cm" svg:width="21.759cm" svg:height="11.201cm">
          <chartooo:coordinate-region svg:x="2.466cm" svg:y="0.432cm" svg:width="19.841cm" svg:height="10.355cm"/>
          <chart:axis chart:dimension="x" chart:name="primary-x" chart:style-name="ch4" chartooo:axis-type="auto">
            <chartooo:date-scale/>
            <chart:categories table:cell-range-address="Feuille1.A2:Feuille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6" chart:label-cell-address="Feuille1.B1:Feuille1.B1" chart:class="chart:bar">
            <chart:data-point chart:repeated="5"/>
          </chart:series>
          <chart:series chart:style-name="ch8" chart:values-cell-range-address="Feuille1.C2:Feuille1.C6" chart:label-cell-address="Feuille1.C1:Feuille1.C1" chart:class="chart:bar">
            <chart:data-point chart:repeated="5"/>
          </chart:series>
          <chart:series chart:style-name="ch9" chart:values-cell-range-address="Feuille1.D2:Feuille1.D6" chart:label-cell-address="Feuille1.D1:Feuille1.D1" chart:class="chart:bar">
            <chart:data-point chart:repeated="5"/>
          </chart:series>
          <chart:series chart:style-name="ch10" chart:values-cell-range-address="Feuille1.E2:Feuille1.E6" chart:label-cell-address="Feuille1.E1:Feuille1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  <table:table-cell office:value-type="string">
                <text:p>synchronized unbounded</text:p>
                <draw:g>
                  <svg:desc>Feuille1.C1:Feuille1.C1</svg:desc>
                </draw:g>
              </table:table-cell>
              <table:table-cell office:value-type="string">
                <text:p>unbounded concurrent</text:p>
                <draw:g>
                  <svg:desc>Feuille1.D1:Feuille1.D1</svg:desc>
                </draw:g>
              </table:table-cell>
              <table:table-cell office:value-type="string">
                <text:p>Bounded concurrent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10000 x 1</text:p>
                <draw:g>
                  <svg:desc>Feuille1.A2:Feuille1.A6</svg:desc>
                </draw:g>
              </table:table-cell>
              <table:table-cell office:value-type="float" office:value="18112660.7498642">
                <text:p>18112660.7498642</text:p>
                <draw:g>
                  <svg:desc>Feuille1.B2:Feuille1.B6</svg:desc>
                </draw:g>
              </table:table-cell>
              <table:table-cell office:value-type="float" office:value="7505817.00818134">
                <text:p>7505817.00818134</text:p>
                <draw:g>
                  <svg:desc>Feuille1.C2:Feuille1.C6</svg:desc>
                </draw:g>
              </table:table-cell>
              <table:table-cell office:value-type="float" office:value="16199578.8109509">
                <text:p>16199578.8109509</text:p>
                <draw:g>
                  <svg:desc>Feuille1.D2:Feuille1.D6</svg:desc>
                </draw:g>
              </table:table-cell>
              <table:table-cell office:value-type="float" office:value="15413070.2836005">
                <text:p>15413070.2836005</text:p>
                <draw:g>
                  <svg:desc>Feuille1.E2:Feuille1.E6</svg:desc>
                </draw:g>
              </table:table-cell>
            </table:table-row>
            <table:table-row>
              <table:table-cell office:value-type="string">
                <text:p> 1000 x 10</text:p>
              </table:table-cell>
              <table:table-cell office:value-type="float" office:value="27548209.3663912">
                <text:p>27548209.3663912</text:p>
              </table:table-cell>
              <table:table-cell office:value-type="float" office:value="7698229.40723634">
                <text:p>7698229.40723634</text:p>
              </table:table-cell>
              <table:table-cell office:value-type="float" office:value="24691358.0246914">
                <text:p>24691358.0246914</text:p>
              </table:table-cell>
              <table:table-cell office:value-type="float" office:value="34013605.4421769">
                <text:p>34013605.4421769</text:p>
              </table:table-cell>
            </table:table-row>
            <table:table-row>
              <table:table-cell office:value-type="string">
                <text:p> 100 x 1000</text:p>
              </table:table-cell>
              <table:table-cell office:value-type="float" office:value="19723865.877712">
                <text:p>19723865.877712</text:p>
              </table:table-cell>
              <table:table-cell office:value-type="float" office:value="7905138.33992095">
                <text:p>7905138.33992095</text:p>
              </table:table-cell>
              <table:table-cell office:value-type="float" office:value="11862396.2040332">
                <text:p>11862396.2040332</text:p>
              </table:table-cell>
              <table:table-cell office:value-type="float" office:value="30674846.6257669">
                <text:p>30674846.6257669</text:p>
              </table:table-cell>
            </table:table-row>
            <table:table-row>
              <table:table-cell office:value-type="string">
                <text:p> 10 x 100000</text:p>
              </table:table-cell>
              <table:table-cell office:value-type="float" office:value="5861664.71277843">
                <text:p>5861664.71277843</text:p>
              </table:table-cell>
              <table:table-cell office:value-type="float" office:value="1520450.05321575">
                <text:p>1520450.05321575</text:p>
              </table:table-cell>
              <table:table-cell office:value-type="float" office:value="2768549.28017719">
                <text:p>2768549.28017719</text:p>
              </table:table-cell>
              <table:table-cell office:value-type="float" office:value="4035512.51008878">
                <text:p>4035512.51008878</text:p>
              </table:table-cell>
            </table:table-row>
            <table:table-row>
              <table:table-cell office:value-type="string">
                <text:p> 1 x 1000000</text:p>
              </table:table-cell>
              <table:table-cell office:value-type="float" office:value="761035.00761035">
                <text:p>761035.00761035</text:p>
              </table:table-cell>
              <table:table-cell office:value-type="float" office:value="146220.207632695">
                <text:p>146220.207632695</text:p>
              </table:table-cell>
              <table:table-cell office:value-type="float" office:value="311526.479750779">
                <text:p>311526.479750779</text:p>
              </table:table-cell>
              <table:table-cell office:value-type="float" office:value="460829.493087558">
                <text:p>460829.493087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